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Reader.getClassInfo( ClassReader 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lassNameReader.ClassName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NameReader.visit( int version , int access , String name , String signature , String superName , String [ ] interfa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NameReader.getClassName( Class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